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-apple-system-font" svg:font-family="-apple-system-font" style:font-family-generic="roman" style:font-pitch="variable"/>
    <style:font-face style:name="-apple-system-font1" svg:font-family="-apple-system-font" style:font-pitch="variable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2" svg:font-family="Calibri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7171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7500"/>
        </loext:fill-complex-color>
      </style:graphic-properties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717171" draw:textarea-horizontal-align="justify" draw:textarea-vertical-align="middle" draw:auto-grow-height="false" draw:fit-to-size="false" style:shrink-to-fit="false" fo:min-height="18.8cm" fo:min-width="4.72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7500"/>
        </loext:fill-complex-color>
      </style:graphic-properties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.6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9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7" style:family="paragraph">
      <style:paragraph-properties style:line-height-at-least="0.538cm" fo:text-align="end"/>
      <style:text-properties style:font-name="-apple-system-font" fo:font-size="21.5pt" fo:language="en" fo:country="US" style:font-name-asian="Times New Roman1" style:language-asian="de" style:country-asian="DE" style:font-name-complex="-apple-system-font" style:font-size-complex="21.5pt"/>
    </style:style>
    <style:style style:name="P8" style:family="paragraph">
      <loext:graphic-properties draw:fill="none" draw:fill-color="#ffffff"/>
      <style:paragraph-properties fo:text-align="end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2" style:family="paragraph">
      <loext:graphic-properties draw:fill="solid" draw:fill-color="#717171"/>
      <style:paragraph-properties fo:text-align="center" style:font-independent-line-spacing="true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style:paragraph-properties style:line-height-at-least="0.635cm"/>
      <style:text-properties style:font-name="-apple-system-font" fo:font-size="14.5pt" fo:language="en" fo:country="US" style:font-name-asian="Times New Roman1" style:language-asian="de" style:country-asian="DE" style:font-name-complex="-apple-system-font" style:font-size-complex="14.5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8" style:family="paragraph">
      <style:paragraph-properties fo:margin-top="0.5cm" fo:margin-bottom="0cm" style:line-height-at-least="0.635cm" fo:text-align="start" style:punctuation-wrap="hanging" style:writing-mode="lr-tb"/>
      <style:text-properties style:font-name="-apple-system-font" fo:font-size="14.5pt" fo:language="en" fo:country="US" style:font-name-asian="Times New Roman1" style:language-asian="de" style:country-asian="DE" style:font-name-complex="-apple-system-font" style:font-size-complex="14.5pt" fo:hyphenate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Calibri Light" fo:font-size="60pt" fo:letter-spacing="normal" fo:language="de" fo:country="AT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size="24pt" fo:letter-spacing="normal" fo:language="en" fo:country="GB" fo:font-style="normal" fo:text-shadow="none" style:text-underline-style="none" fo:font-weight="normal" style:letter-kerning="true" fo:background-color="transparent" style:font-name-asian="Times New Roman1" style:font-size-asian="24pt" style:language-asian="de" style:country-asian="DE" style:font-style-asian="normal" style:font-weight-asian="normal" style:font-name-complex="-apple-system-font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Calibri Light" fo:font-size="44pt" fo:letter-spacing="normal" fo:language="en" fo:country="GB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size="28pt" fo:letter-spacing="normal" fo:language="en" fo:country="GB" fo:font-style="normal" fo:text-shadow="none" style:text-underline-style="none" fo:font-weight="normal" style:letter-kerning="true" fo:background-color="transparent" style:font-name-asian="Times New Roman1" style:font-size-asian="28pt" style:language-asian="de" style:country-asian="DE" style:font-style-asian="normal" style:font-weight-asian="normal" style:font-name-complex="-apple-system-font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d8d8d8" loext:opacity="100%" style:text-outline="false" style:text-line-through-style="none" style:text-line-through-type="none" style:text-position="super 58%" style:font-name="Calibri" fo:font-size="28pt" fo:letter-spacing="normal" fo:language="en" fo:country="GB" fo:font-style="normal" fo:text-shadow="none" style:text-underline-style="none" fo:font-weight="normal" style:letter-kerning="true" fo:background-color="transparent" style:font-name-asian="Times New Roman1" style:font-size-asian="28pt" style:language-asian="de" style:country-asian="DE" style:font-style-asian="normal" style:font-weight-asian="normal" style:font-name-complex="-apple-system-font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-apple-system-font" fo:font-size="14.5pt" fo:letter-spacing="normal" fo:language="en" fo:country="US" fo:font-style="normal" fo:text-shadow="none" style:text-underline-style="none" fo:font-weight="normal" style:letter-kerning="true" fo:background-color="transparent" style:font-name-asian="Times New Roman1" style:font-size-asian="28pt" style:language-asian="de" style:country-asian="DE" style:font-style-asian="normal" style:font-weight-asian="normal" style:font-name-complex="-apple-system-font" style:font-size-complex="14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d8d8d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d8d8d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1"><text:span text:style-name="T1">Ask is listeners have used a service to deliver food</text:span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</presentation:notes>
      </draw:page>
      <draw:page draw:name="Gig Economy" draw:style-name="dp1" draw:master-page-name="Title_20_Slide" presentation:presentation-page-layout-name="AL1T0">
        <draw:frame draw:name="Title 1" presentation:style-name="pr3" draw:text-style-name="P6" draw:layer="layout" svg:width="15.904cm" svg:height="5.696cm" svg:x="12.372cm" svg:y="3.559cm" presentation:class="title" presentation:user-transformed="true">
          <draw:text-box>
            <text:p text:style-name="P5"><text:span text:style-name="T3">Modern love</text:span></text:p>
          </draw:text-box>
        </draw:frame>
        <draw:frame draw:name="Subtitle 2" presentation:style-name="pr4" draw:text-style-name="P8" draw:layer="layout" svg:width="16.645cm" svg:height="3.68cm" svg:x="11.631cm" svg:y="9.256cm" presentation:class="subtitle" presentation:user-transformed="true">
          <draw:text-box>
            <text:p text:style-name="P7"><text:span text:style-name="T4">The internet has transformed the search for love and partnership</text:span></text:p>
          </draw:text-box>
        </draw:frame>
        <draw:custom-shape draw:name="TextBox 6" draw:style-name="gr2" draw:text-style-name="P10" draw:layer="layout" svg:width="19.629cm" svg:height="3.297cm" svg:x="0cm" svg:y="15.716cm">
          <text:p text:style-name="P9"><text:span text:style-name="T5">Elias Leonhardsberger, Florian Wagner</text:span></text:p>
          <text:p text:style-name="P9"><text:span text:style-name="T5">08.05.2024</text:span></text:p>
          <text:p text:style-name="P9"><text:span text:style-name="T5">ENG1UE_BB_Gr.4</text:span></text:p>
          <text:p text:style-name="P9"><text:span text:style-name="T5">FH Hagenbe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2" draw:layer="layout" svg:width="5.219cm" svg:height="19.049cm" svg:x="28.647cm" svg:y="0cm"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tion" draw:style-name="dp1" draw:master-page-name="Title_20_and_20_Content" presentation:presentation-page-layout-name="AL2T11">
        <draw:frame draw:name="Title 1" presentation:style-name="pr6" draw:text-style-name="P15" draw:layer="layout" svg:width="29.209cm" svg:height="3.681cm" svg:x="2.328cm" svg:y="1.014cm" presentation:class="title" presentation:user-transformed="true">
          <draw:text-box>
            <text:p text:style-name="P14"><text:span text:style-name="T7">What is the state of online dating</text:span></text:p>
          </draw:text-box>
        </draw:frame>
        <draw:frame draw:name="Content Placeholder 2" presentation:style-name="pr7" draw:text-style-name="P17" draw:layer="layout" svg:width="29.209cm" svg:height="12.086cm" svg:x="2.328cm" svg:y="5.071cm" presentation:class="outline" presentation:user-transformed="true">
          <draw:text-box>
            <text:p text:style-name="P16"><text:span text:style-name="T8">200m unique users every month</text:span></text:p>
            <text:p text:style-name="P16"><text:span text:style-name="T8">1 in 3 marriages in the USA</text:span></text:p>
            <text:p text:style-name="P16"><text:span text:style-name="T8">2</text:span><text:span text:style-name="T9">nd</text:span><text:span text:style-name="T8"> most popular way of meeting people</text:span></text:p>
            <text:p text:style-name="P16"><text:span text:style-name="T8"><text:s/></text:span><text:span text:style-name="T8"><text:tab/></text:span><text:span text:style-name="T8">Just after “friend of a friend”</text:span></text:p>
            <text:p text:style-name="P16"><text:span text:style-name="T8">Its huge market</text:span></text:p>
            <text:p text:style-name="P16"><text:span text:style-name="T8">Effects only become visible now</text:span></text:p>
            <text:p text:style-name="P16"><text:span text:style-name="T8"/></text:p>
          </draw:text-box>
        </draw:frame>
        <draw:custom-shape draw:name="Rectangle 4" draw:style-name="gr3" draw:text-style-name="P12" draw:layer="layout" svg:width="5.219cm" svg:height="19.049cm" svg:x="28.647cm" svg:y="0cm"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2" presentation:style-name="pr6" draw:text-style-name="P15" draw:layer="layout" svg:width="29.209cm" svg:height="3.681cm" svg:x="2.328cm" svg:y="1.014cm" presentation:class="title" presentation:user-transformed="true">
          <draw:text-box>
            <text:p text:style-name="P14"><text:span text:style-name="T7">Pros</text:span></text:p>
          </draw:text-box>
        </draw:frame>
        <draw:frame draw:name="Content Placeholder 1" presentation:style-name="pr7" draw:text-style-name="P17" draw:layer="layout" svg:width="29.209cm" svg:height="12.086cm" svg:x="2.328cm" svg:y="5.071cm" presentation:class="outline" presentation:user-transformed="true">
          <draw:text-box>
            <text:p text:style-name="P16"><text:span text:style-name="T8">More Variety </text:span></text:p>
            <text:p text:style-name="P16"><text:span text:style-name="T8">Fulfil higher requirements</text:span></text:p>
            <text:p text:style-name="P16"><text:span text:style-name="T8">Longer lasting marriages</text:span></text:p>
            <text:p text:style-name="P16"><text:span text:style-name="T8">More efficient than the offline kind</text:span></text:p>
            <text:p text:style-name="P16"><text:span text:style-name="T8">Easier for subgroups</text:span></text:p>
            <text:p text:style-name="P16"><text:span text:style-name="T8"><text:s/></text:span><text:span text:style-name="T8"><text:tab/></text:span><text:span text:style-name="T8">Same sex couples</text:span></text:p>
            <text:p text:style-name="P16"><text:span text:style-name="T8"/></text:p>
            <text:p text:style-name="P16"><text:span text:style-name="T8"/></text:p>
          </draw:text-box>
        </draw:frame>
        <draw:custom-shape draw:name="Rectangle 1" draw:style-name="gr4" draw:text-style-name="P12" draw:layer="layout" svg:width="5.219cm" svg:height="19.049cm" svg:x="28.647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3" presentation:style-name="pr6" draw:text-style-name="P15" draw:layer="layout" svg:width="29.209cm" svg:height="3.681cm" svg:x="2.328cm" svg:y="1.014cm" presentation:class="title" presentation:user-transformed="true">
          <draw:text-box>
            <text:p text:style-name="P14"><text:span text:style-name="T7">Cons</text:span></text:p>
          </draw:text-box>
        </draw:frame>
        <draw:frame draw:name="Content Placeholder 3" presentation:style-name="pr7" draw:text-style-name="P17" draw:layer="layout" svg:width="29.209cm" svg:height="12.086cm" svg:x="2.328cm" svg:y="5.071cm" presentation:class="outline" presentation:user-transformed="true">
          <draw:text-box>
            <text:p text:style-name="P16"><text:span text:style-name="T8">A small number of companies have control</text:span></text:p>
            <text:p text:style-name="P16"><text:span text:style-name="T8">Social engineering through matching algorithms</text:span></text:p>
            <text:p text:style-name="P16"><text:span text:style-name="T8">Every good match loses two customers</text:span></text:p>
            <text:p text:style-name="P16"><text:span text:style-name="T8"><text:s/></text:span><text:span text:style-name="T8"><text:tab/></text:span><text:span text:style-name="T8">So no incentive to find the perfect match</text:span></text:p>
            <text:p text:style-name="P16"><text:span text:style-name="T8">Similar education levels are more likely to match</text:span></text:p>
            <text:p text:style-name="P16"><text:span text:style-name="T8"><text:s/></text:span><text:span text:style-name="T8"><text:tab/></text:span><text:span text:style-name="T8">Income Inequality </text:span></text:p>
            <text:p text:style-name="P16"><text:span text:style-name="T8"/></text:p>
            <text:p text:style-name="P16"><text:span text:style-name="T8"/></text:p>
            <text:p text:style-name="P16"><text:span text:style-name="T8"/></text:p>
          </draw:text-box>
        </draw:frame>
        <draw:custom-shape draw:name="Rectangle 2" draw:style-name="gr4" draw:text-style-name="P12" draw:layer="layout" svg:width="5.219cm" svg:height="19.049cm" svg:x="28.647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6" presentation:style-name="pr6" draw:text-style-name="P15" draw:layer="layout" svg:width="29.209cm" svg:height="3.681cm" svg:x="2.328cm" svg:y="1.014cm" presentation:class="title" presentation:user-transformed="true">
          <draw:text-box>
            <text:p text:style-name="P14"><text:span text:style-name="T7">Cons</text:span></text:p>
          </draw:text-box>
        </draw:frame>
        <draw:frame draw:name="Content Placeholder 6" presentation:style-name="pr7" draw:text-style-name="P17" draw:layer="layout" svg:width="29.209cm" svg:height="12.086cm" svg:x="2.328cm" svg:y="5.071cm" presentation:class="outline" presentation:user-transformed="true">
          <draw:text-box>
            <text:p text:style-name="P18"><text:span text:style-name="T8">Scams and fake accounts</text:span></text:p>
            <text:p text:style-name="P18"><text:span text:style-name="T8"><text:s/></text:span><text:span text:style-name="T8"><text:tab/></text:span><text:span text:style-name="T8">Ten percent are fake profiles</text:span></text:p>
            <text:p text:style-name="P18"><text:span text:style-name="T8">Amplifies negative body images</text:span></text:p>
            <text:p text:style-name="P18"><text:span text:style-name="T8">Uneven Sex distribution</text:span></text:p>
            <text:p text:style-name="P16"><text:span text:style-name="T8"><text:s/></text:span><text:span text:style-name="T8"><text:tab/></text:span><text:span text:style-name="T8">Many will not find a partner</text:span><text:span text:style-name="T10"> </text:span></text:p>
            <text:p text:style-name="P16"><text:span text:style-name="T8"/></text:p>
            <text:p text:style-name="P16"><text:span text:style-name="T8"/></text:p>
            <text:p text:style-name="P16"><text:span text:style-name="T8"/></text:p>
          </draw:text-box>
        </draw:frame>
        <draw:custom-shape draw:name="Rectangle 7" draw:style-name="gr4" draw:text-style-name="P12" draw:layer="layout" svg:width="5.219cm" svg:height="19.049cm" svg:x="28.647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5" presentation:style-name="pr6" draw:text-style-name="P15" draw:layer="layout" svg:width="29.209cm" svg:height="3.681cm" svg:x="2.328cm" svg:y="1.014cm" presentation:class="title" presentation:user-transformed="true">
          <draw:text-box>
            <text:p text:style-name="P14"><text:span text:style-name="T7">Personal experience</text:span></text:p>
          </draw:text-box>
        </draw:frame>
        <draw:frame draw:name="Content Placeholder 5" presentation:style-name="pr7" draw:text-style-name="P17" draw:layer="layout" svg:width="29.209cm" svg:height="12.086cm" svg:x="2.328cm" svg:y="5.071cm" presentation:class="outline" presentation:user-transformed="true">
          <draw:text-box>
            <text:p text:style-name="P16"><text:span text:style-name="T8">Disappointing</text:span></text:p>
            <text:p text:style-name="P16"><text:span text:style-name="T8">You are one of hundreds of matches</text:span></text:p>
            <text:p text:style-name="P16"><text:span text:style-name="T8">Mostly boring conversations</text:span></text:p>
            <text:p text:style-name="P16"><text:span text:style-name="T8"/></text:p>
            <text:p text:style-name="P16"><text:span text:style-name="T8">Most seen Bio(every 3</text:span><text:span text:style-name="T9">rd</text:span><text:span text:style-name="T8"> Profile):</text:span></text:p>
            <text:p text:style-name="P16"><text:span text:style-name="T8"><text:s/></text:span><text:span text:style-name="T8"><text:tab/></text:span><text:span text:style-name="T8">”</text:span><text:span text:style-name="T8">Zu Vino sag ich nie no”</text:span></text:p>
            <text:p text:style-name="P16"><text:span text:style-name="T8"><text:s/></text:span></text:p>
            <text:p text:style-name="P16"><text:span text:style-name="T8"/></text:p>
            <text:p text:style-name="P16"><text:span text:style-name="T8"/></text:p>
          </draw:text-box>
        </draw:frame>
        <draw:custom-shape draw:name="Rectangle 6" draw:style-name="gr4" draw:text-style-name="P12" draw:layer="layout" svg:width="5.219cm" svg:height="19.049cm" svg:x="28.647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4" presentation:style-name="pr6" draw:text-style-name="P15" draw:layer="layout" svg:width="29.209cm" svg:height="3.681cm" svg:x="2.328cm" svg:y="1.014cm" presentation:class="title" presentation:user-transformed="true">
          <draw:text-box>
            <text:p text:style-name="P14"><text:span text:style-name="T7">Conclusion</text:span></text:p>
          </draw:text-box>
        </draw:frame>
        <draw:frame draw:name="Content Placeholder 4" presentation:style-name="pr7" draw:text-style-name="P17" draw:layer="layout" svg:width="29.209cm" svg:height="12.086cm" svg:x="2.328cm" svg:y="5.071cm" presentation:class="outline" presentation:user-transformed="true">
          <draw:text-box>
            <text:p text:style-name="P16"><text:span text:style-name="T8">Algorithm should be more transparent</text:span></text:p>
            <text:p text:style-name="P16"><text:span text:style-name="T8">We should be careful who we give our most intimate </text:span><text:span text:style-name="T8">information</text:span></text:p>
            <text:p text:style-name="P16"><text:span text:style-name="T8"/></text:p>
            <text:p text:style-name="P16"><text:span text:style-name="T8"/></text:p>
          </draw:text-box>
        </draw:frame>
        <draw:custom-shape draw:name="Rectangle 5" draw:style-name="gr4" draw:text-style-name="P12" draw:layer="layout" svg:width="5.219cm" svg:height="19.049cm" svg:x="28.647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-apple-system-font" svg:font-family="-apple-system-font" style:font-family-generic="roman" style:font-pitch="variable"/>
    <style:font-face style:name="-apple-system-font1" svg:font-family="-apple-system-font" style:font-pitch="variable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2" svg:font-family="Calibri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Calibri2" fo:font-family="Calibri" style:font-family-generic="roman" style:font-pitch="variable" fo:font-size="12pt" fo:language="de" fo:country="AT" style:font-name-asian="F" style:font-family-generic-asian="roman" style:font-size-asian="12pt" style:language-asian="en" style:country-asian="US" style:font-name-complex="Calibri2" style:font-family-complex="Calibri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pitch-asian="variable" style:font-size-asian="24pt" style:language-asian="de" style:country-asian="DE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Heading_20_2" style:display-name="Heading 2" style:family="graphic">
      <style:graphic-properties style:writing-mode="lr-tb"/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size-asian="18pt" style:language-asian="de" style:country-asian="DE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apple-converted-spac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Überschrift_20_2_20_Zchn" style:display-name="Überschrift 2 Zchn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language-asian="de" style:country-asian="DE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Überschrift_20_1_20_Zchn" style:display-name="Überschrift 1 Zchn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pitch-asian="variable" style:language-asian="de" style:country-asian="DE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Normal_20__28_Web_29_" style:display-name="Normal (Web)" style:family="graphic">
      <style:graphic-properties style:writing-mode="lr-tb"/>
      <style:paragraph-properties fo:text-align="start" style:text-autospace="non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language-asian="de" style:country-asian="DE" style:font-name-complex="Times New Roman" style:font-family-complex="'Times New Roman'" style:font-family-generic-complex="roman" style:font-pitch-complex="variable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-complex="Noto Sans Devanagari1" style:font-family-complex="'Noto Sans Devanagari'" style:font-family-generic-complex="swiss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Title_20_Slide-background" style:display-name="Title Slide-background" style:family="presentation">
      <style:graphic-properties draw:stroke="none" draw:fill="solid" draw:fill-color="#262626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262626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262626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262626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262626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262626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262626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262626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262626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262626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262626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6262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T1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e2e2e2" loext:opacity="100%" style:text-outline="false" style:text-line-through-style="none" style:text-line-through-type="none" style:text-position="0% 100%" style:font-name="Calibri" fo:font-size="12pt" fo:letter-spacing="normal" fo:language="en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e2e2e2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d8d8d8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d8d8d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e2e2e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d8d8d8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d8d8d8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d8d8d8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d8d8d8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d8d8d8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d8d8d8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d8d8d8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d8d8d8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d8d8d8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d8d8d8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d8d8d8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d8d8d8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d8d8d8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d8d8d8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d8d8d8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e2e2e2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d8d8d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d8d8d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Custom 1">
          <loext:color loext:name="dark1" loext:color="#262626"/>
          <loext:color loext:name="light1" loext:color="#d8d8d8"/>
          <loext:color loext:name="dark2" loext:color="#262626"/>
          <loext:color loext:name="light2" loext:color="#d8d8d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Custom 1">
          <loext:color loext:name="dark1" loext:color="#262626"/>
          <loext:color loext:name="light1" loext:color="#d8d8d8"/>
          <loext:color loext:name="dark2" loext:color="#262626"/>
          <loext:color loext:name="light2" loext:color="#d8d8d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</text:span><text:span text:style-name="MT4">Master text </text:span><text:span text:style-name="MT4">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</text:span><text:span text:style-name="MT5">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</text:span><text:span text:style-name="MT6">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</text:span><text:span text:style-name="MT7">h </text:span><text:span text:style-name="MT7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</text:span><text:span text:style-name="MT7">ft</text:span><text:span text:style-name="MT7">h </text:span><text:span text:style-name="MT7">l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Custom 1">
          <loext:color loext:name="dark1" loext:color="#262626"/>
          <loext:color loext:name="light1" loext:color="#d8d8d8"/>
          <loext:color loext:name="dark2" loext:color="#262626"/>
          <loext:color loext:name="light2" loext:color="#d8d8d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Click to edit </text:span><text:span text:style-name="MT4">Master text </text:span><text:span text:style-name="MT4">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</text:span><text:span text:style-name="MT5">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</text:span><text:span text:style-name="MT6">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</text:span><text:span text:style-name="MT7">h </text:span><text:span text:style-name="MT7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</text:span><text:span text:style-name="MT7">ft</text:span><text:span text:style-name="MT7">h </text:span><text:span text:style-name="MT7">l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Custom 1">
          <loext:color loext:name="dark1" loext:color="#262626"/>
          <loext:color loext:name="light1" loext:color="#d8d8d8"/>
          <loext:color loext:name="dark2" loext:color="#262626"/>
          <loext:color loext:name="light2" loext:color="#d8d8d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Custom 1">
          <loext:color loext:name="dark1" loext:color="#262626"/>
          <loext:color loext:name="light1" loext:color="#d8d8d8"/>
          <loext:color loext:name="dark2" loext:color="#262626"/>
          <loext:color loext:name="light2" loext:color="#d8d8d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Click to edit Master title style</text:span></text:p>
        </draw:text-box>
      </draw:frame>
      <draw:frame draw:name="Text Placeholder 2" presentation:style-name="Mpr2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Custom 1">
          <loext:color loext:name="dark1" loext:color="#262626"/>
          <loext:color loext:name="light1" loext:color="#d8d8d8"/>
          <loext:color loext:name="dark2" loext:color="#262626"/>
          <loext:color loext:name="light2" loext:color="#d8d8d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Custom 1">
          <loext:color loext:name="dark1" loext:color="#262626"/>
          <loext:color loext:name="light1" loext:color="#d8d8d8"/>
          <loext:color loext:name="dark2" loext:color="#262626"/>
          <loext:color loext:name="light2" loext:color="#d8d8d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Text Placeholder 2" presentation:style-name="Mpr31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Custom 1">
          <loext:color loext:name="dark1" loext:color="#262626"/>
          <loext:color loext:name="light1" loext:color="#d8d8d8"/>
          <loext:color loext:name="dark2" loext:color="#262626"/>
          <loext:color loext:name="light2" loext:color="#d8d8d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Custom 1">
          <loext:color loext:name="dark1" loext:color="#262626"/>
          <loext:color loext:name="light1" loext:color="#d8d8d8"/>
          <loext:color loext:name="dark2" loext:color="#262626"/>
          <loext:color loext:name="light2" loext:color="#d8d8d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Custom 1">
          <loext:color loext:name="dark1" loext:color="#262626"/>
          <loext:color loext:name="light1" loext:color="#d8d8d8"/>
          <loext:color loext:name="dark2" loext:color="#262626"/>
          <loext:color loext:name="light2" loext:color="#d8d8d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frame draw:name="Title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Content Placeholder 2" presentation:style-name="Mpr44" draw:text-style-name="MP20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1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Custom 1">
          <loext:color loext:name="dark1" loext:color="#262626"/>
          <loext:color loext:name="light1" loext:color="#d8d8d8"/>
          <loext:color loext:name="dark2" loext:color="#262626"/>
          <loext:color loext:name="light2" loext:color="#d8d8d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frame draw:name="Title 1" presentation:style-name="Mpr48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Picture Placeholder 2" presentation:style-name="Mpr49" draw:text-style-name="MP20" draw:layer="backgroundobjects" svg:width="17.144cm" svg:height="13.537cm" svg:x="14.398cm" svg:y="2.743cm" presentation:class="outline" presentation:user-transformed="true">
        <draw:text-box>
          <text:p text:style-name="MP25"><text:span text:style-name="MT11">Click icon to add picture</text:span></text:p>
        </draw:text-box>
      </draw:frame>
      <draw:frame draw:name="Text Placeholder 3" presentation:style-name="Mpr50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5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1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1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44444</dc:title>
    <meta:initial-creator>Leonhardsberger Elias - s2310307019</meta:initial-creator>
    <meta:editing-cycles>26</meta:editing-cycles>
    <meta:creation-date>2023-09-19T15:31:48</meta:creation-date>
    <dc:date>2024-05-08T13:28:29.225113934</dc:date>
    <meta:editing-duration>PT37M36S</meta:editing-duration>
    <meta:generator>LibreOffice/7.6.6.3$Linux_X86_64 LibreOffice_project/60$Build-3</meta:generator>
    <meta:document-statistic meta:object-count="175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9</meta:user-defined>
    <meta:template xlink:type="simple" xlink:actuate="onRequest" xlink:title="Office Theme 2013 - 2022" xlink:href=""/>
  </office:meta>
</office:document-meta>
</file>